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5" table:default-cell-style-name="ce1"/>
        <table:table-row table:style-name="ro1">
          <table:table-cell office:value-type="string" calcext:value-type="string">
            <text:p><text:s text:c="24"/></text:p>
          </table:table-cell>
          <table:table-cell table:style-name="Default" office:value-type="string" calcext:value-type="string">
            <text:p><text:s/>index=1 <text:s/>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<text:s/>index=2 <text:s/>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<text:s/>index=3 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<text:s/>index=4 <text:s/>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<text:s/>index=5 <text:s text:c="2"/>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ci</text:p>
          </table:table-cell>
        </table:table-row>
        <table:table-row table:style-name="ro1">
          <table:table-cell office:value-type="string" calcext:value-type="string">
            <text:p><text:s/>confirmedMode <text:s text:c="9"/></text:p>
          </table:table-cell>
          <table:table-cell office:value-type="float" office:value="61.6" calcext:value-type="float">
            <text:p>61.6</text:p>
          </table:table-cell>
          <table:table-cell table:formula="of:=([.B2]*100)/100" office:value-type="float" office:value="61.6" calcext:value-type="float">
            <text:p>61.6</text:p>
          </table:table-cell>
          <table:table-cell office:value-type="float" office:value="1.61837" calcext:value-type="float">
            <text:p>1.61837</text:p>
          </table:table-cell>
          <table:table-cell office:value-type="float" office:value="87.73333" calcext:value-type="float">
            <text:p>87.73333</text:p>
          </table:table-cell>
          <table:table-cell table:formula="of:=([.E2]*100)/100" office:value-type="float" office:value="87.73333" calcext:value-type="float">
            <text:p>87.73333</text:p>
          </table:table-cell>
          <table:table-cell office:value-type="float" office:value="0.23924" calcext:value-type="float">
            <text:p>0.23924</text:p>
          </table:table-cell>
          <table:table-cell office:value-type="float" office:value="3.93333" calcext:value-type="float">
            <text:p>3.93333</text:p>
          </table:table-cell>
          <table:table-cell table:formula="of:=([.H2]*100)/4" office:value-type="float" office:value="98.33325" calcext:value-type="float">
            <text:p>98.33325</text:p>
          </table:table-cell>
          <table:table-cell office:value-type="float" office:value="0.05981" calcext:value-type="float">
            <text:p>0.05981</text:p>
          </table:table-cell>
          <table:table-cell office:value-type="float" office:value="39.86667" calcext:value-type="float">
            <text:p>39.86667</text:p>
          </table:table-cell>
          <table:table-cell table:formula="of:=([.K2]*100)/50" office:value-type="float" office:value="79.73334" calcext:value-type="float">
            <text:p>79.73334</text:p>
          </table:table-cell>
          <table:table-cell office:value-type="float" office:value="0.28741" calcext:value-type="float">
            <text:p>0.28741</text:p>
          </table:table-cell>
          <table:table-cell office:value-type="float" office:value="64.93333" calcext:value-type="float">
            <text:p>64.93333</text:p>
          </table:table-cell>
          <table:table-cell table:formula="of:=([.N2]*100)/125" office:value-type="float" office:value="51.946664" calcext:value-type="float">
            <text:p>51.946664</text:p>
          </table:table-cell>
          <table:table-cell office:value-type="float" office:value="1.53058" calcext:value-type="float">
            <text:p>1.53058</text:p>
          </table:table-cell>
        </table:table-row>
        <table:table-row table:style-name="ro1">
          <table:table-cell office:value-type="string" calcext:value-type="string">
            <text:p><text:s/>noConfirmedMode <text:s text:c="7"/></text:p>
          </table:table-cell>
          <table:table-cell office:value-type="float" office:value="87.46667" calcext:value-type="float">
            <text:p>87.46667</text:p>
          </table:table-cell>
          <table:table-cell table:formula="of:=([.B3]*100)/100" office:value-type="float" office:value="87.46667" calcext:value-type="float">
            <text:p>87.46667</text:p>
          </table:table-cell>
          <table:table-cell office:value-type="float" office:value="0.36914" calcext:value-type="float">
            <text:p>0.36914</text:p>
          </table:table-cell>
          <table:table-cell office:value-type="float" office:value="97.33333" calcext:value-type="float">
            <text:p>97.33333</text:p>
          </table:table-cell>
          <table:table-cell table:formula="of:=([.E3]*100)/100" office:value-type="float" office:value="97.33333" calcext:value-type="float">
            <text:p>97.33333</text:p>
          </table:table-cell>
          <table:table-cell office:value-type="float" office:value="0.15355" calcext:value-type="float">
            <text:p>0.15355</text:p>
          </table:table-cell>
          <table:table-cell office:value-type="float" office:value="2.8" calcext:value-type="float">
            <text:p>2.8</text:p>
          </table:table-cell>
          <table:table-cell table:formula="of:=([.H3]*100)/4" office:value-type="float" office:value="70" calcext:value-type="float">
            <text:p>70</text:p>
          </table:table-cell>
          <table:table-cell office:value-type="float" office:value="0.07325" calcext:value-type="float">
            <text:p>0.07325</text:p>
          </table:table-cell>
          <table:table-cell office:value-type="float" office:value="44.26667" calcext:value-type="float">
            <text:p>44.26667</text:p>
          </table:table-cell>
          <table:table-cell table:formula="of:=([.K3]*100)/50" office:value-type="float" office:value="88.53334" calcext:value-type="float">
            <text:p>88.53334</text:p>
          </table:table-cell>
          <table:table-cell office:value-type="float" office:value="0.3023" calcext:value-type="float">
            <text:p>0.3023</text:p>
          </table:table-cell>
          <table:table-cell office:value-type="float" office:value="110.46667" calcext:value-type="float">
            <text:p>110.46667</text:p>
          </table:table-cell>
          <table:table-cell table:formula="of:=([.N3]*100)/125" office:value-type="float" office:value="88.373336" calcext:value-type="float">
            <text:p>88.373336</text:p>
          </table:table-cell>
          <table:table-cell office:value-type="float" office:value="0.66236" calcext:value-type="float">
            <text:p>0.66236</text:p>
          </table:table-cell>
        </table:table-row>
        <table:table-row table:style-name="ro1">
          <table:table-cell office:value-type="string" calcext:value-type="string">
            <text:p><text:s/>retries=6,timeout=0.2 <text:s/></text:p>
          </table:table-cell>
          <table:table-cell office:value-type="float" office:value="85.73333" calcext:value-type="float">
            <text:p>85.73333</text:p>
          </table:table-cell>
          <table:table-cell table:formula="of:=([.B4]*100)/100" office:value-type="float" office:value="85.73333" calcext:value-type="float">
            <text:p>85.73333</text:p>
          </table:table-cell>
          <table:table-cell office:value-type="float" office:value="0.11547" calcext:value-type="float">
            <text:p>0.11547</text:p>
          </table:table-cell>
          <table:table-cell office:value-type="float" office:value="88.93333" calcext:value-type="float">
            <text:p>88.93333</text:p>
          </table:table-cell>
          <table:table-cell table:formula="of:=([.E4]*100)/100" office:value-type="float" office:value="88.93333" calcext:value-type="float">
            <text:p>88.93333</text:p>
          </table:table-cell>
          <table:table-cell office:value-type="float" office:value="0.03374" calcext:value-type="float">
            <text:p>0.03374</text:p>
          </table:table-cell>
          <table:table-cell office:value-type="float" office:value="3.73333" calcext:value-type="float">
            <text:p>3.73333</text:p>
          </table:table-cell>
          <table:table-cell table:formula="of:=([.H4]*100)/4" office:value-type="float" office:value="93.33325" calcext:value-type="float">
            <text:p>93.33325</text:p>
          </table:table-cell>
          <table:table-cell office:value-type="float" office:value="0.13495" calcext:value-type="float">
            <text:p>0.13495</text:p>
          </table:table-cell>
          <table:table-cell office:value-type="float" office:value="44.33333" calcext:value-type="float">
            <text:p>44.33333</text:p>
          </table:table-cell>
          <table:table-cell table:formula="of:=([.K4]*100)/50" office:value-type="float" office:value="88.66666" calcext:value-type="float">
            <text:p>88.66666</text:p>
          </table:table-cell>
          <table:table-cell office:value-type="float" office:value="0.06376" calcext:value-type="float">
            <text:p>0.06376</text:p>
          </table:table-cell>
          <table:table-cell office:value-type="float" office:value="98.33333" calcext:value-type="float">
            <text:p>98.33333</text:p>
          </table:table-cell>
          <table:table-cell table:formula="of:=([.N4]*100)/125" office:value-type="float" office:value="78.666664" calcext:value-type="float">
            <text:p>78.666664</text:p>
          </table:table-cell>
          <table:table-cell office:value-type="float" office:value="0.21902" calcext:value-type="float">
            <text:p>0.21902</text:p>
          </table:table-cell>
        </table:table-row>
        <table:table-row table:style-name="ro1">
          <table:table-cell office:value-type="string" calcext:value-type="string">
            <text:p><text:s/>retries=6,timeout=0.4 <text:s/></text:p>
          </table:table-cell>
          <table:table-cell office:value-type="float" office:value="84" calcext:value-type="float">
            <text:p>84</text:p>
          </table:table-cell>
          <table:table-cell table:formula="of:=([.B5]*100)/100" office:value-type="float" office:value="84" calcext:value-type="float">
            <text:p>84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88.86667" calcext:value-type="float">
            <text:p>88.86667</text:p>
          </table:table-cell>
          <table:table-cell table:formula="of:=([.E5]*100)/100" office:value-type="float" office:value="88.86667" calcext:value-type="float">
            <text:p>88.86667</text:p>
          </table:table-cell>
          <table:table-cell office:value-type="float" office:value="0.04598" calcext:value-type="float">
            <text:p>0.04598</text:p>
          </table:table-cell>
          <table:table-cell office:value-type="float" office:value="4" calcext:value-type="float">
            <text:p>4</text:p>
          </table:table-cell>
          <table:table-cell table:formula="of:=([.H5]*100)/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86667" calcext:value-type="float">
            <text:p>43.86667</text:p>
          </table:table-cell>
          <table:table-cell table:formula="of:=([.K5]*100)/50" office:value-type="float" office:value="87.73334" calcext:value-type="float">
            <text:p>87.73334</text:p>
          </table:table-cell>
          <table:table-cell office:value-type="float" office:value="0.04598" calcext:value-type="float">
            <text:p>0.04598</text:p>
          </table:table-cell>
          <table:table-cell office:value-type="float" office:value="94.46667" calcext:value-type="float">
            <text:p>94.46667</text:p>
          </table:table-cell>
          <table:table-cell table:formula="of:=([.N5]*100)/125" office:value-type="float" office:value="75.573336" calcext:value-type="float">
            <text:p>75.573336</text:p>
          </table:table-cell>
          <table:table-cell office:value-type="float" office:value="0.29577" calcext:value-type="float">
            <text:p>0.29577</text:p>
          </table:table-cell>
        </table:table-row>
        <table:table-row table:style-name="ro1">
          <table:table-cell office:value-type="string" calcext:value-type="string">
            <text:p><text:s/>retries=6,timeout=0.6 <text:s/></text:p>
          </table:table-cell>
          <table:table-cell office:value-type="float" office:value="83.46667" calcext:value-type="float">
            <text:p>83.46667</text:p>
          </table:table-cell>
          <table:table-cell table:formula="of:=([.B6]*100)/100" office:value-type="float" office:value="83.46667" calcext:value-type="float">
            <text:p>83.46667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88.93333" calcext:value-type="float">
            <text:p>88.93333</text:p>
          </table:table-cell>
          <table:table-cell table:formula="of:=([.E6]*100)/100" office:value-type="float" office:value="88.93333" calcext:value-type="float">
            <text:p>88.93333</text:p>
          </table:table-cell>
          <table:table-cell office:value-type="float" office:value="0.07757" calcext:value-type="float">
            <text:p>0.07757</text:p>
          </table:table-cell>
          <table:table-cell office:value-type="float" office:value="4.33333" calcext:value-type="float">
            <text:p>4.33333</text:p>
          </table:table-cell>
          <table:table-cell table:formula="of:=([.H6]*100)/4" office:value-type="float" office:value="108.33325" calcext:value-type="float">
            <text:p>108.33325</text:p>
          </table:table-cell>
          <table:table-cell office:value-type="float" office:value="0.16869" calcext:value-type="float">
            <text:p>0.16869</text:p>
          </table:table-cell>
          <table:table-cell office:value-type="float" office:value="43.93333" calcext:value-type="float">
            <text:p>43.93333</text:p>
          </table:table-cell>
          <table:table-cell table:formula="of:=([.K6]*100)/50" office:value-type="float" office:value="87.86666" calcext:value-type="float">
            <text:p>87.86666</text:p>
          </table:table-cell>
          <table:table-cell office:value-type="float" office:value="0.07757" calcext:value-type="float">
            <text:p>0.07757</text:p>
          </table:table-cell>
          <table:table-cell office:value-type="float" office:value="91.93333" calcext:value-type="float">
            <text:p>91.93333</text:p>
          </table:table-cell>
          <table:table-cell table:formula="of:=([.N6]*100)/125" office:value-type="float" office:value="73.546664" calcext:value-type="float">
            <text:p>73.546664</text:p>
          </table:table-cell>
          <table:table-cell office:value-type="float" office:value="0.32561" calcext:value-type="float">
            <text:p>0.32561</text:p>
          </table:table-cell>
        </table:table-row>
        <table:table-row table:style-name="ro1">
          <table:table-cell office:value-type="string" calcext:value-type="string">
            <text:p><text:s/>retries=6,timeout=0.8 <text:s/></text:p>
          </table:table-cell>
          <table:table-cell office:value-type="float" office:value="81.73333" calcext:value-type="float">
            <text:p>81.73333</text:p>
          </table:table-cell>
          <table:table-cell table:formula="of:=([.B7]*100)/100" office:value-type="float" office:value="81.73333" calcext:value-type="float">
            <text:p>81.73333</text:p>
          </table:table-cell>
          <table:table-cell office:value-type="float" office:value="0.25408" calcext:value-type="float">
            <text:p>0.25408</text:p>
          </table:table-cell>
          <table:table-cell office:value-type="float" office:value="88.8" calcext:value-type="float">
            <text:p>88.8</text:p>
          </table:table-cell>
          <table:table-cell table:formula="of:=([.E7]*100)/100" office:value-type="float" office:value="88.8" calcext:value-type="float">
            <text:p>88.8</text:p>
          </table:table-cell>
          <table:table-cell office:value-type="float" office:value="0.07325" calcext:value-type="float">
            <text:p>0.07325</text:p>
          </table:table-cell>
          <table:table-cell office:value-type="float" office:value="4" calcext:value-type="float">
            <text:p>4</text:p>
          </table:table-cell>
          <table:table-cell table:formula="of:=([.H7]*100)/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13333" calcext:value-type="float">
            <text:p>43.13333</text:p>
          </table:table-cell>
          <table:table-cell table:formula="of:=([.K7]*100)/50" office:value-type="float" office:value="86.26666" calcext:value-type="float">
            <text:p>86.26666</text:p>
          </table:table-cell>
          <table:table-cell office:value-type="float" office:value="0.08362" calcext:value-type="float">
            <text:p>0.08362</text:p>
          </table:table-cell>
          <table:table-cell office:value-type="float" office:value="91.2" calcext:value-type="float">
            <text:p>91.2</text:p>
          </table:table-cell>
          <table:table-cell table:formula="of:=([.N7]*100)/125" office:value-type="float" office:value="72.96" calcext:value-type="float">
            <text:p>72.96</text:p>
          </table:table-cell>
          <table:table-cell office:value-type="float" office:value="0.38636" calcext:value-type="float">
            <text:p>0.38636</text:p>
          </table:table-cell>
        </table:table-row>
        <table:table-row table:style-name="ro1">
          <table:table-cell office:value-type="string" calcext:value-type="string">
            <text:p><text:s/>retries=6,timeout=1 <text:s text:c="3"/></text:p>
          </table:table-cell>
          <table:table-cell office:value-type="float" office:value="78.2" calcext:value-type="float">
            <text:p>78.2</text:p>
          </table:table-cell>
          <table:table-cell table:formula="of:=([.B8]*100)/100" office:value-type="float" office:value="78.2" calcext:value-type="float">
            <text:p>78.2</text:p>
          </table:table-cell>
          <table:table-cell office:value-type="float" office:value="0.34288" calcext:value-type="float">
            <text:p>0.34288</text:p>
          </table:table-cell>
          <table:table-cell office:value-type="float" office:value="88.26667" calcext:value-type="float">
            <text:p>88.26667</text:p>
          </table:table-cell>
          <table:table-cell table:formula="of:=([.E8]*100)/100" office:value-type="float" office:value="88.26667" calcext:value-type="float">
            <text:p>88.26667</text:p>
          </table:table-cell>
          <table:table-cell office:value-type="float" office:value="0.09195" calcext:value-type="float">
            <text:p>0.09195</text:p>
          </table:table-cell>
          <table:table-cell office:value-type="float" office:value="4" calcext:value-type="float">
            <text:p>4</text:p>
          </table:table-cell>
          <table:table-cell table:formula="of:=([.H8]*100)/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table:formula="of:=([.K8]*100)/50" office:value-type="float" office:value="85.2" calcext:value-type="float">
            <text:p>85.2</text:p>
          </table:table-cell>
          <table:table-cell office:value-type="float" office:value="0.1623" calcext:value-type="float">
            <text:p>0.1623</text:p>
          </table:table-cell>
          <table:table-cell office:value-type="float" office:value="86.13333" calcext:value-type="float">
            <text:p>86.13333</text:p>
          </table:table-cell>
          <table:table-cell table:formula="of:=([.N8]*100)/125" office:value-type="float" office:value="68.906664" calcext:value-type="float">
            <text:p>68.906664</text:p>
          </table:table-cell>
          <table:table-cell office:value-type="float" office:value="0.56064" calcext:value-type="float">
            <text:p>0.56064</text:p>
          </table:table-cell>
        </table:table-row>
        <table:table-row table:style-name="ro1">
          <table:table-cell office:value-type="string" calcext:value-type="string">
            <text:p><text:s/>retries=7,timeout=0.2 <text:s/></text:p>
          </table:table-cell>
          <table:table-cell office:value-type="float" office:value="86" calcext:value-type="float">
            <text:p>86</text:p>
          </table:table-cell>
          <table:table-cell table:formula="of:=([.B9]*100)/100" office:value-type="float" office:value="86" calcext:value-type="float">
            <text:p>86</text:p>
          </table:table-cell>
          <table:table-cell office:value-type="float" office:value="0.12097" calcext:value-type="float">
            <text:p>0.12097</text:p>
          </table:table-cell>
          <table:table-cell office:value-type="float" office:value="89" calcext:value-type="float">
            <text:p>89</text:p>
          </table:table-cell>
          <table:table-cell table:formula="of:=([.E9]*100)/100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.73333" calcext:value-type="float">
            <text:p>3.73333</text:p>
          </table:table-cell>
          <table:table-cell table:formula="of:=([.H9]*100)/4" office:value-type="float" office:value="93.33325" calcext:value-type="float">
            <text:p>93.33325</text:p>
          </table:table-cell>
          <table:table-cell office:value-type="float" office:value="0.13495" calcext:value-type="float">
            <text:p>0.13495</text:p>
          </table:table-cell>
          <table:table-cell office:value-type="float" office:value="44.2" calcext:value-type="float">
            <text:p>44.2</text:p>
          </table:table-cell>
          <table:table-cell table:formula="of:=([.K9]*100)/50" office:value-type="float" office:value="88.4" calcext:value-type="float">
            <text:p>88.4</text:p>
          </table:table-cell>
          <table:table-cell office:value-type="float" office:value="0.07325" calcext:value-type="float">
            <text:p>0.07325</text:p>
          </table:table-cell>
          <table:table-cell office:value-type="float" office:value="98" calcext:value-type="float">
            <text:p>98</text:p>
          </table:table-cell>
          <table:table-cell table:formula="of:=([.N9]*100)/125" office:value-type="float" office:value="78.4" calcext:value-type="float">
            <text:p>78.4</text:p>
          </table:table-cell>
          <table:table-cell office:value-type="float" office:value="0.19755" calcext:value-type="float">
            <text:p>0.19755</text:p>
          </table:table-cell>
        </table:table-row>
        <table:table-row table:style-name="ro1">
          <table:table-cell office:value-type="string" calcext:value-type="string">
            <text:p><text:s/>retries=7,timeout=0.4 <text:s/></text:p>
          </table:table-cell>
          <table:table-cell office:value-type="float" office:value="83.93333" calcext:value-type="float">
            <text:p>83.93333</text:p>
          </table:table-cell>
          <table:table-cell table:formula="of:=([.B10]*100)/100" office:value-type="float" office:value="83.93333" calcext:value-type="float">
            <text:p>83.93333</text:p>
          </table:table-cell>
          <table:table-cell office:value-type="float" office:value="0.19423" calcext:value-type="float">
            <text:p>0.19423</text:p>
          </table:table-cell>
          <table:table-cell office:value-type="float" office:value="88.93333" calcext:value-type="float">
            <text:p>88.93333</text:p>
          </table:table-cell>
          <table:table-cell table:formula="of:=([.E10]*100)/100" office:value-type="float" office:value="88.93333" calcext:value-type="float">
            <text:p>88.93333</text:p>
          </table:table-cell>
          <table:table-cell office:value-type="float" office:value="0.03374" calcext:value-type="float">
            <text:p>0.03374</text:p>
          </table:table-cell>
          <table:table-cell office:value-type="float" office:value="4" calcext:value-type="float">
            <text:p>4</text:p>
          </table:table-cell>
          <table:table-cell table:formula="of:=([.H10]*100)/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93333" calcext:value-type="float">
            <text:p>43.93333</text:p>
          </table:table-cell>
          <table:table-cell table:formula="of:=([.K10]*100)/50" office:value-type="float" office:value="87.86666" calcext:value-type="float">
            <text:p>87.86666</text:p>
          </table:table-cell>
          <table:table-cell office:value-type="float" office:value="0.05981" calcext:value-type="float">
            <text:p>0.05981</text:p>
          </table:table-cell>
          <table:table-cell office:value-type="float" office:value="94.86667" calcext:value-type="float">
            <text:p>94.86667</text:p>
          </table:table-cell>
          <table:table-cell table:formula="of:=([.N10]*100)/125" office:value-type="float" office:value="75.893336" calcext:value-type="float">
            <text:p>75.893336</text:p>
          </table:table-cell>
          <table:table-cell office:value-type="float" office:value="0.33081" calcext:value-type="float">
            <text:p>0.33081</text:p>
          </table:table-cell>
        </table:table-row>
        <table:table-row table:style-name="ro1">
          <table:table-cell office:value-type="string" calcext:value-type="string">
            <text:p><text:s/>retries=7,timeout=0.6 <text:s/></text:p>
          </table:table-cell>
          <table:table-cell office:value-type="float" office:value="83.4" calcext:value-type="float">
            <text:p>83.4</text:p>
          </table:table-cell>
          <table:table-cell table:formula="of:=([.B11]*100)/100" office:value-type="float" office:value="83.4" calcext:value-type="float">
            <text:p>83.4</text:p>
          </table:table-cell>
          <table:table-cell office:value-type="float" office:value="0.15461" calcext:value-type="float">
            <text:p>0.15461</text:p>
          </table:table-cell>
          <table:table-cell office:value-type="float" office:value="88.93333" calcext:value-type="float">
            <text:p>88.93333</text:p>
          </table:table-cell>
          <table:table-cell table:formula="of:=([.E11]*100)/100" office:value-type="float" office:value="88.93333" calcext:value-type="float">
            <text:p>88.93333</text:p>
          </table:table-cell>
          <table:table-cell office:value-type="float" office:value="0.07757" calcext:value-type="float">
            <text:p>0.07757</text:p>
          </table:table-cell>
          <table:table-cell office:value-type="float" office:value="4.33333" calcext:value-type="float">
            <text:p>4.33333</text:p>
          </table:table-cell>
          <table:table-cell table:formula="of:=([.H11]*100)/4" office:value-type="float" office:value="108.33325" calcext:value-type="float">
            <text:p>108.33325</text:p>
          </table:table-cell>
          <table:table-cell office:value-type="float" office:value="0.16869" calcext:value-type="float">
            <text:p>0.16869</text:p>
          </table:table-cell>
          <table:table-cell office:value-type="float" office:value="43.86667" calcext:value-type="float">
            <text:p>43.86667</text:p>
          </table:table-cell>
          <table:table-cell table:formula="of:=([.K11]*100)/50" office:value-type="float" office:value="87.73334" calcext:value-type="float">
            <text:p>87.73334</text:p>
          </table:table-cell>
          <table:table-cell office:value-type="float" office:value="0.08362" calcext:value-type="float">
            <text:p>0.08362</text:p>
          </table:table-cell>
          <table:table-cell office:value-type="float" office:value="91.26667" calcext:value-type="float">
            <text:p>91.26667</text:p>
          </table:table-cell>
          <table:table-cell table:formula="of:=([.N11]*100)/125" office:value-type="float" office:value="73.013336" calcext:value-type="float">
            <text:p>73.013336</text:p>
          </table:table-cell>
          <table:table-cell office:value-type="float" office:value="0.34735" calcext:value-type="float">
            <text:p>0.34735</text:p>
          </table:table-cell>
        </table:table-row>
        <table:table-row table:style-name="ro1">
          <table:table-cell office:value-type="string" calcext:value-type="string">
            <text:p><text:s/>retries=7,timeout=0.8 <text:s/></text:p>
          </table:table-cell>
          <table:table-cell office:value-type="float" office:value="82.13333" calcext:value-type="float">
            <text:p>82.13333</text:p>
          </table:table-cell>
          <table:table-cell table:formula="of:=([.B12]*100)/100" office:value-type="float" office:value="82.13333" calcext:value-type="float">
            <text:p>82.13333</text:p>
          </table:table-cell>
          <table:table-cell office:value-type="float" office:value="0.23094" calcext:value-type="float">
            <text:p>0.23094</text:p>
          </table:table-cell>
          <table:table-cell office:value-type="float" office:value="89" calcext:value-type="float">
            <text:p>89</text:p>
          </table:table-cell>
          <table:table-cell table:formula="of:=([.E12]*100)/100" office:value-type="float" office:value="89" calcext:value-type="float">
            <text:p>89</text:p>
          </table:table-cell>
          <table:table-cell office:value-type="float" office:value="0.04939" calcext:value-type="float">
            <text:p>0.04939</text:p>
          </table:table-cell>
          <table:table-cell office:value-type="float" office:value="4" calcext:value-type="float">
            <text:p>4</text:p>
          </table:table-cell>
          <table:table-cell table:formula="of:=([.H12]*100)/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([.K12]*100)/50" office:value-type="float" office:value="86" calcext:value-type="float">
            <text:p>86</text:p>
          </table:table-cell>
          <table:table-cell office:value-type="float" office:value="0.11043" calcext:value-type="float">
            <text:p>0.11043</text:p>
          </table:table-cell>
          <table:table-cell office:value-type="float" office:value="91.6" calcext:value-type="float">
            <text:p>91.6</text:p>
          </table:table-cell>
          <table:table-cell table:formula="of:=([.N12]*100)/125" office:value-type="float" office:value="73.28" calcext:value-type="float">
            <text:p>73.28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string" calcext:value-type="string">
            <text:p><text:s/>retries=7,timeout=1 <text:s text:c="3"/></text:p>
          </table:table-cell>
          <table:table-cell office:value-type="float" office:value="77.33333" calcext:value-type="float">
            <text:p>77.33333</text:p>
          </table:table-cell>
          <table:table-cell table:formula="of:=([.B13]*100)/100" office:value-type="float" office:value="77.33333" calcext:value-type="float">
            <text:p>77.33333</text:p>
          </table:table-cell>
          <table:table-cell office:value-type="float" office:value="0.34806" calcext:value-type="float">
            <text:p>0.34806</text:p>
          </table:table-cell>
          <table:table-cell office:value-type="float" office:value="88.13333" calcext:value-type="float">
            <text:p>88.13333</text:p>
          </table:table-cell>
          <table:table-cell table:formula="of:=([.E13]*100)/100" office:value-type="float" office:value="88.13333" calcext:value-type="float">
            <text:p>88.13333</text:p>
          </table:table-cell>
          <table:table-cell office:value-type="float" office:value="0.13852" calcext:value-type="float">
            <text:p>0.13852</text:p>
          </table:table-cell>
          <table:table-cell office:value-type="float" office:value="4" calcext:value-type="float">
            <text:p>4</text:p>
          </table:table-cell>
          <table:table-cell table:formula="of:=([.H13]*100)/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table:formula="of:=([.K13]*100)/50" office:value-type="float" office:value="85.2" calcext:value-type="float">
            <text:p>85.2</text:p>
          </table:table-cell>
          <table:table-cell office:value-type="float" office:value="0.1623" calcext:value-type="float">
            <text:p>0.1623</text:p>
          </table:table-cell>
          <table:table-cell office:value-type="float" office:value="85.4" calcext:value-type="float">
            <text:p>85.4</text:p>
          </table:table-cell>
          <table:table-cell table:formula="of:=([.N13]*100)/125" office:value-type="float" office:value="68.32" calcext:value-type="float">
            <text:p>68.32</text:p>
          </table:table-cell>
          <table:table-cell office:value-type="float" office:value="0.64921" calcext:value-type="float">
            <text:p>0.64921</text:p>
          </table:table-cell>
        </table:table-row>
        <table:table-row table:style-name="ro1">
          <table:table-cell office:value-type="string" calcext:value-type="string">
            <text:p><text:s/>retries=8,timeout=0.2 <text:s/></text:p>
          </table:table-cell>
          <table:table-cell office:value-type="float" office:value="86" calcext:value-type="float">
            <text:p>86</text:p>
          </table:table-cell>
          <table:table-cell table:formula="of:=([.B14]*100)/100" office:value-type="float" office:value="86" calcext:value-type="float">
            <text:p>86</text:p>
          </table:table-cell>
          <table:table-cell office:value-type="float" office:value="0.11043" calcext:value-type="float">
            <text:p>0.11043</text:p>
          </table:table-cell>
          <table:table-cell office:value-type="float" office:value="89" calcext:value-type="float">
            <text:p>89</text:p>
          </table:table-cell>
          <table:table-cell table:formula="of:=([.E14]*100)/100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.73333" calcext:value-type="float">
            <text:p>3.73333</text:p>
          </table:table-cell>
          <table:table-cell table:formula="of:=([.H14]*100)/4" office:value-type="float" office:value="93.33325" calcext:value-type="float">
            <text:p>93.33325</text:p>
          </table:table-cell>
          <table:table-cell office:value-type="float" office:value="0.13495" calcext:value-type="float">
            <text:p>0.13495</text:p>
          </table:table-cell>
          <table:table-cell office:value-type="float" office:value="44.26667" calcext:value-type="float">
            <text:p>44.26667</text:p>
          </table:table-cell>
          <table:table-cell table:formula="of:=([.K14]*100)/50" office:value-type="float" office:value="88.53334" calcext:value-type="float">
            <text:p>88.53334</text:p>
          </table:table-cell>
          <table:table-cell office:value-type="float" office:value="0.07757" calcext:value-type="float">
            <text:p>0.07757</text:p>
          </table:table-cell>
          <table:table-cell office:value-type="float" office:value="97.93333" calcext:value-type="float">
            <text:p>97.93333</text:p>
          </table:table-cell>
          <table:table-cell table:formula="of:=([.N14]*100)/125" office:value-type="float" office:value="78.346664" calcext:value-type="float">
            <text:p>78.346664</text:p>
          </table:table-cell>
          <table:table-cell office:value-type="float" office:value="0.20641" calcext:value-type="float">
            <text:p>0.20641</text:p>
          </table:table-cell>
        </table:table-row>
        <table:table-row table:style-name="ro1">
          <table:table-cell office:value-type="string" calcext:value-type="string">
            <text:p><text:s/>retries=8,timeout=0.4 <text:s/></text:p>
          </table:table-cell>
          <table:table-cell office:value-type="float" office:value="83.93333" calcext:value-type="float">
            <text:p>83.93333</text:p>
          </table:table-cell>
          <table:table-cell table:formula="of:=([.B15]*100)/100" office:value-type="float" office:value="83.93333" calcext:value-type="float">
            <text:p>83.93333</text:p>
          </table:table-cell>
          <table:table-cell office:value-type="float" office:value="0.19423" calcext:value-type="float">
            <text:p>0.19423</text:p>
          </table:table-cell>
          <table:table-cell office:value-type="float" office:value="89" calcext:value-type="float">
            <text:p>89</text:p>
          </table:table-cell>
          <table:table-cell table:formula="of:=([.E15]*100)/100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[.H15]*100)/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93333" calcext:value-type="float">
            <text:p>43.93333</text:p>
          </table:table-cell>
          <table:table-cell table:formula="of:=([.K15]*100)/50" office:value-type="float" office:value="87.86666" calcext:value-type="float">
            <text:p>87.86666</text:p>
          </table:table-cell>
          <table:table-cell office:value-type="float" office:value="0.05981" calcext:value-type="float">
            <text:p>0.05981</text:p>
          </table:table-cell>
          <table:table-cell office:value-type="float" office:value="94.93333" calcext:value-type="float">
            <text:p>94.93333</text:p>
          </table:table-cell>
          <table:table-cell table:formula="of:=([.N15]*100)/125" office:value-type="float" office:value="75.946664" calcext:value-type="float">
            <text:p>75.946664</text:p>
          </table:table-cell>
          <table:table-cell office:value-type="float" office:value="0.33301" calcext:value-type="float">
            <text:p>0.33301</text:p>
          </table:table-cell>
        </table:table-row>
        <table:table-row table:style-name="ro1">
          <table:table-cell office:value-type="string" calcext:value-type="string">
            <text:p><text:s/>retries=8,timeout=0.6 <text:s/></text:p>
          </table:table-cell>
          <table:table-cell office:value-type="float" office:value="83.46667" calcext:value-type="float">
            <text:p>83.46667</text:p>
          </table:table-cell>
          <table:table-cell table:formula="of:=([.B16]*100)/100" office:value-type="float" office:value="83.46667" calcext:value-type="float">
            <text:p>83.46667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88.93333" calcext:value-type="float">
            <text:p>88.93333</text:p>
          </table:table-cell>
          <table:table-cell table:formula="of:=([.E16]*100)/100" office:value-type="float" office:value="88.93333" calcext:value-type="float">
            <text:p>88.93333</text:p>
          </table:table-cell>
          <table:table-cell office:value-type="float" office:value="0.07757" calcext:value-type="float">
            <text:p>0.07757</text:p>
          </table:table-cell>
          <table:table-cell office:value-type="float" office:value="4.33333" calcext:value-type="float">
            <text:p>4.33333</text:p>
          </table:table-cell>
          <table:table-cell table:formula="of:=([.H16]*100)/4" office:value-type="float" office:value="108.33325" calcext:value-type="float">
            <text:p>108.33325</text:p>
          </table:table-cell>
          <table:table-cell office:value-type="float" office:value="0.16869" calcext:value-type="float">
            <text:p>0.16869</text:p>
          </table:table-cell>
          <table:table-cell office:value-type="float" office:value="43.86667" calcext:value-type="float">
            <text:p>43.86667</text:p>
          </table:table-cell>
          <table:table-cell table:formula="of:=([.K16]*100)/50" office:value-type="float" office:value="87.73334" calcext:value-type="float">
            <text:p>87.73334</text:p>
          </table:table-cell>
          <table:table-cell office:value-type="float" office:value="0.08362" calcext:value-type="float">
            <text:p>0.08362</text:p>
          </table:table-cell>
          <table:table-cell office:value-type="float" office:value="91.8" calcext:value-type="float">
            <text:p>91.8</text:p>
          </table:table-cell>
          <table:table-cell table:formula="of:=([.N16]*100)/125" office:value-type="float" office:value="73.44" calcext:value-type="float">
            <text:p>73.44</text:p>
          </table:table-cell>
          <table:table-cell office:value-type="float" office:value="0.36022" calcext:value-type="float">
            <text:p>0.36022</text:p>
          </table:table-cell>
        </table:table-row>
        <table:table-row table:style-name="ro1">
          <table:table-cell office:value-type="string" calcext:value-type="string">
            <text:p><text:s/>retries=8,timeout=0.8 <text:s/></text:p>
          </table:table-cell>
          <table:table-cell office:value-type="float" office:value="81.6" calcext:value-type="float">
            <text:p>81.6</text:p>
          </table:table-cell>
          <table:table-cell table:formula="of:=([.B17]*100)/100" office:value-type="float" office:value="81.6" calcext:value-type="float">
            <text:p>81.6</text:p>
          </table:table-cell>
          <table:table-cell office:value-type="float" office:value="0.23582" calcext:value-type="float">
            <text:p>0.23582</text:p>
          </table:table-cell>
          <table:table-cell office:value-type="float" office:value="88.93333" calcext:value-type="float">
            <text:p>88.93333</text:p>
          </table:table-cell>
          <table:table-cell table:formula="of:=([.E17]*100)/100" office:value-type="float" office:value="88.93333" calcext:value-type="float">
            <text:p>88.93333</text:p>
          </table:table-cell>
          <table:table-cell office:value-type="float" office:value="0.07757" calcext:value-type="float">
            <text:p>0.07757</text:p>
          </table:table-cell>
          <table:table-cell office:value-type="float" office:value="4" calcext:value-type="float">
            <text:p>4</text:p>
          </table:table-cell>
          <table:table-cell table:formula="of:=([.H17]*100)/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86667" calcext:value-type="float">
            <text:p>42.86667</text:p>
          </table:table-cell>
          <table:table-cell table:formula="of:=([.K17]*100)/50" office:value-type="float" office:value="85.73334" calcext:value-type="float">
            <text:p>85.73334</text:p>
          </table:table-cell>
          <table:table-cell office:value-type="float" office:value="0.10895" calcext:value-type="float">
            <text:p>0.10895</text:p>
          </table:table-cell>
          <table:table-cell office:value-type="float" office:value="91.73333" calcext:value-type="float">
            <text:p>91.73333</text:p>
          </table:table-cell>
          <table:table-cell table:formula="of:=([.N17]*100)/125" office:value-type="float" office:value="73.386664" calcext:value-type="float">
            <text:p>73.386664</text:p>
          </table:table-cell>
          <table:table-cell office:value-type="float" office:value="0.27704" calcext:value-type="float">
            <text:p>0.27704</text:p>
          </table:table-cell>
        </table:table-row>
        <table:table-row table:style-name="ro1">
          <table:table-cell office:value-type="string" calcext:value-type="string">
            <text:p><text:s/>retries=8,timeout=1 <text:s text:c="3"/></text:p>
          </table:table-cell>
          <table:table-cell office:value-type="float" office:value="77.6" calcext:value-type="float">
            <text:p>77.6</text:p>
          </table:table-cell>
          <table:table-cell table:formula="of:=([.B18]*100)/100" office:value-type="float" office:value="77.6" calcext:value-type="float">
            <text:p>77.6</text:p>
          </table:table-cell>
          <table:table-cell office:value-type="float" office:value="0.36892" calcext:value-type="float">
            <text:p>0.36892</text:p>
          </table:table-cell>
          <table:table-cell office:value-type="float" office:value="88.13333" calcext:value-type="float">
            <text:p>88.13333</text:p>
          </table:table-cell>
          <table:table-cell table:formula="of:=([.E18]*100)/100" office:value-type="float" office:value="88.13333" calcext:value-type="float">
            <text:p>88.13333</text:p>
          </table:table-cell>
          <table:table-cell office:value-type="float" office:value="0.13852" calcext:value-type="float">
            <text:p>0.13852</text:p>
          </table:table-cell>
          <table:table-cell office:value-type="float" office:value="4" calcext:value-type="float">
            <text:p>4</text:p>
          </table:table-cell>
          <table:table-cell table:formula="of:=([.H18]*100)/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table:formula="of:=([.K18]*100)/50" office:value-type="float" office:value="85.2" calcext:value-type="float">
            <text:p>85.2</text:p>
          </table:table-cell>
          <table:table-cell office:value-type="float" office:value="0.1623" calcext:value-type="float">
            <text:p>0.1623</text:p>
          </table:table-cell>
          <table:table-cell office:value-type="float" office:value="86" calcext:value-type="float">
            <text:p>86</text:p>
          </table:table-cell>
          <table:table-cell table:formula="of:=([.N18]*100)/125" office:value-type="float" office:value="68.8" calcext:value-type="float">
            <text:p>68.8</text:p>
          </table:table-cell>
          <table:table-cell office:value-type="float" office:value="0.57383" calcext:value-type="float">
            <text:p>0.57383</text:p>
          </table:table-cell>
        </table:table-row>
        <table:table-row table:style-name="ro1">
          <table:table-cell office:value-type="string" calcext:value-type="string">
            <text:p><text:s/>retries=9,timeout=0.2 <text:s/></text:p>
          </table:table-cell>
          <table:table-cell office:value-type="float" office:value="85.86667" calcext:value-type="float">
            <text:p>85.86667</text:p>
          </table:table-cell>
          <table:table-cell table:formula="of:=([.B19]*100)/100" office:value-type="float" office:value="85.86667" calcext:value-type="float">
            <text:p>85.86667</text:p>
          </table:table-cell>
          <table:table-cell office:value-type="float" office:value="0.19042" calcext:value-type="float">
            <text:p>0.19042</text:p>
          </table:table-cell>
          <table:table-cell office:value-type="float" office:value="89" calcext:value-type="float">
            <text:p>89</text:p>
          </table:table-cell>
          <table:table-cell table:formula="of:=([.E19]*100)/100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.73333" calcext:value-type="float">
            <text:p>3.73333</text:p>
          </table:table-cell>
          <table:table-cell table:formula="of:=([.H19]*100)/4" office:value-type="float" office:value="93.33325" calcext:value-type="float">
            <text:p>93.33325</text:p>
          </table:table-cell>
          <table:table-cell office:value-type="float" office:value="0.13495" calcext:value-type="float">
            <text:p>0.13495</text:p>
          </table:table-cell>
          <table:table-cell office:value-type="float" office:value="44.2" calcext:value-type="float">
            <text:p>44.2</text:p>
          </table:table-cell>
          <table:table-cell table:formula="of:=([.K19]*100)/50" office:value-type="float" office:value="88.4" calcext:value-type="float">
            <text:p>88.4</text:p>
          </table:table-cell>
          <table:table-cell office:value-type="float" office:value="0.07325" calcext:value-type="float">
            <text:p>0.07325</text:p>
          </table:table-cell>
          <table:table-cell office:value-type="float" office:value="97.86667" calcext:value-type="float">
            <text:p>97.86667</text:p>
          </table:table-cell>
          <table:table-cell table:formula="of:=([.N19]*100)/125" office:value-type="float" office:value="78.293336" calcext:value-type="float">
            <text:p>78.293336</text:p>
          </table:table-cell>
          <table:table-cell office:value-type="float" office:value="0.18391" calcext:value-type="float">
            <text:p>0.18391</text:p>
          </table:table-cell>
        </table:table-row>
        <table:table-row table:style-name="ro1">
          <table:table-cell office:value-type="string" calcext:value-type="string">
            <text:p><text:s/>retries=9,timeout=0.4 <text:s/></text:p>
          </table:table-cell>
          <table:table-cell office:value-type="float" office:value="84.33333" calcext:value-type="float">
            <text:p>84.33333</text:p>
          </table:table-cell>
          <table:table-cell table:formula="of:=([.B20]*100)/100" office:value-type="float" office:value="84.33333" calcext:value-type="float">
            <text:p>84.33333</text:p>
          </table:table-cell>
          <table:table-cell office:value-type="float" office:value="0.17577" calcext:value-type="float">
            <text:p>0.17577</text:p>
          </table:table-cell>
          <table:table-cell office:value-type="float" office:value="88.93333" calcext:value-type="float">
            <text:p>88.93333</text:p>
          </table:table-cell>
          <table:table-cell table:formula="of:=([.E20]*100)/100" office:value-type="float" office:value="88.93333" calcext:value-type="float">
            <text:p>88.93333</text:p>
          </table:table-cell>
          <table:table-cell office:value-type="float" office:value="0.05981" calcext:value-type="float">
            <text:p>0.05981</text:p>
          </table:table-cell>
          <table:table-cell office:value-type="float" office:value="4" calcext:value-type="float">
            <text:p>4</text:p>
          </table:table-cell>
          <table:table-cell table:formula="of:=([.H20]*100)/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86667" calcext:value-type="float">
            <text:p>43.86667</text:p>
          </table:table-cell>
          <table:table-cell table:formula="of:=([.K20]*100)/50" office:value-type="float" office:value="87.73334" calcext:value-type="float">
            <text:p>87.73334</text:p>
          </table:table-cell>
          <table:table-cell office:value-type="float" office:value="0.06748" calcext:value-type="float">
            <text:p>0.06748</text:p>
          </table:table-cell>
          <table:table-cell office:value-type="float" office:value="94.93333" calcext:value-type="float">
            <text:p>94.93333</text:p>
          </table:table-cell>
          <table:table-cell table:formula="of:=([.N20]*100)/125" office:value-type="float" office:value="75.946664" calcext:value-type="float">
            <text:p>75.946664</text:p>
          </table:table-cell>
          <table:table-cell office:value-type="float" office:value="0.3023" calcext:value-type="float">
            <text:p>0.3023</text:p>
          </table:table-cell>
        </table:table-row>
        <table:table-row table:style-name="ro1">
          <table:table-cell office:value-type="string" calcext:value-type="string">
            <text:p><text:s/>retries=9,timeout=0.6 <text:s/></text:p>
          </table:table-cell>
          <table:table-cell office:value-type="float" office:value="82.86667" calcext:value-type="float">
            <text:p>82.86667</text:p>
          </table:table-cell>
          <table:table-cell table:formula="of:=([.B21]*100)/100" office:value-type="float" office:value="82.86667" calcext:value-type="float">
            <text:p>82.86667</text:p>
          </table:table-cell>
          <table:table-cell office:value-type="float" office:value="0.20283" calcext:value-type="float">
            <text:p>0.20283</text:p>
          </table:table-cell>
          <table:table-cell office:value-type="float" office:value="88.86667" calcext:value-type="float">
            <text:p>88.86667</text:p>
          </table:table-cell>
          <table:table-cell table:formula="of:=([.E21]*100)/100" office:value-type="float" office:value="88.86667" calcext:value-type="float">
            <text:p>88.86667</text:p>
          </table:table-cell>
          <table:table-cell office:value-type="float" office:value="0.09711" calcext:value-type="float">
            <text:p>0.09711</text:p>
          </table:table-cell>
          <table:table-cell office:value-type="float" office:value="4.33333" calcext:value-type="float">
            <text:p>4.33333</text:p>
          </table:table-cell>
          <table:table-cell table:formula="of:=([.H21]*100)/4" office:value-type="float" office:value="108.33325" calcext:value-type="float">
            <text:p>108.33325</text:p>
          </table:table-cell>
          <table:table-cell office:value-type="float" office:value="0.16869" calcext:value-type="float">
            <text:p>0.16869</text:p>
          </table:table-cell>
          <table:table-cell office:value-type="float" office:value="43.8" calcext:value-type="float">
            <text:p>43.8</text:p>
          </table:table-cell>
          <table:table-cell table:formula="of:=([.K21]*100)/50" office:value-type="float" office:value="87.6" calcext:value-type="float">
            <text:p>87.6</text:p>
          </table:table-cell>
          <table:table-cell office:value-type="float" office:value="0.10121" calcext:value-type="float">
            <text:p>0.10121</text:p>
          </table:table-cell>
          <table:table-cell office:value-type="float" office:value="91.46667" calcext:value-type="float">
            <text:p>91.46667</text:p>
          </table:table-cell>
          <table:table-cell table:formula="of:=([.N21]*100)/125" office:value-type="float" office:value="73.173336" calcext:value-type="float">
            <text:p>73.173336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string" calcext:value-type="string">
            <text:p><text:s/>retries=9,timeout=0.8 <text:s/></text:p>
          </table:table-cell>
          <table:table-cell office:value-type="float" office:value="81.4" calcext:value-type="float">
            <text:p>81.4</text:p>
          </table:table-cell>
          <table:table-cell table:formula="of:=([.B22]*100)/100" office:value-type="float" office:value="81.4" calcext:value-type="float">
            <text:p>81.4</text:p>
          </table:table-cell>
          <table:table-cell office:value-type="float" office:value="0.21976" calcext:value-type="float">
            <text:p>0.21976</text:p>
          </table:table-cell>
          <table:table-cell office:value-type="float" office:value="88.93333" calcext:value-type="float">
            <text:p>88.93333</text:p>
          </table:table-cell>
          <table:table-cell table:formula="of:=([.E22]*100)/100" office:value-type="float" office:value="88.93333" calcext:value-type="float">
            <text:p>88.93333</text:p>
          </table:table-cell>
          <table:table-cell office:value-type="float" office:value="0.05981" calcext:value-type="float">
            <text:p>0.05981</text:p>
          </table:table-cell>
          <table:table-cell office:value-type="float" office:value="4" calcext:value-type="float">
            <text:p>4</text:p>
          </table:table-cell>
          <table:table-cell table:formula="of:=([.H22]*100)/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([.K22]*100)/50" office:value-type="float" office:value="86" calcext:value-type="float">
            <text:p>86</text:p>
          </table:table-cell>
          <table:table-cell office:value-type="float" office:value="0.12097" calcext:value-type="float">
            <text:p>0.12097</text:p>
          </table:table-cell>
          <table:table-cell office:value-type="float" office:value="91.4" calcext:value-type="float">
            <text:p>91.4</text:p>
          </table:table-cell>
          <table:table-cell table:formula="of:=([.N22]*100)/125" office:value-type="float" office:value="73.12" calcext:value-type="float">
            <text:p>73.12</text:p>
          </table:table-cell>
          <table:table-cell office:value-type="float" office:value="0.47576" calcext:value-type="float">
            <text:p>0.47576</text:p>
          </table:table-cell>
        </table:table-row>
        <table:table-row table:style-name="ro1">
          <table:table-cell office:value-type="string" calcext:value-type="string">
            <text:p><text:s/>retries=9,timeout=1 <text:s text:c="3"/></text:p>
          </table:table-cell>
          <table:table-cell office:value-type="float" office:value="77.46667" calcext:value-type="float">
            <text:p>77.46667</text:p>
          </table:table-cell>
          <table:table-cell table:formula="of:=([.B23]*100)/100" office:value-type="float" office:value="77.46667" calcext:value-type="float">
            <text:p>77.46667</text:p>
          </table:table-cell>
          <table:table-cell office:value-type="float" office:value="0.35909" calcext:value-type="float">
            <text:p>0.35909</text:p>
          </table:table-cell>
          <table:table-cell office:value-type="float" office:value="88.2" calcext:value-type="float">
            <text:p>88.2</text:p>
          </table:table-cell>
          <table:table-cell table:formula="of:=([.E23]*100)/100" office:value-type="float" office:value="88.2" calcext:value-type="float">
            <text:p>88.2</text:p>
          </table:table-cell>
          <table:table-cell office:value-type="float" office:value="0.13252" calcext:value-type="float">
            <text:p>0.13252</text:p>
          </table:table-cell>
          <table:table-cell office:value-type="float" office:value="4" calcext:value-type="float">
            <text:p>4</text:p>
          </table:table-cell>
          <table:table-cell table:formula="of:=([.H23]*100)/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66667" calcext:value-type="float">
            <text:p>42.66667</text:p>
          </table:table-cell>
          <table:table-cell table:formula="of:=([.K23]*100)/50" office:value-type="float" office:value="85.33334" calcext:value-type="float">
            <text:p>85.33334</text:p>
          </table:table-cell>
          <table:table-cell office:value-type="float" office:value="0.15355" calcext:value-type="float">
            <text:p>0.15355</text:p>
          </table:table-cell>
          <table:table-cell office:value-type="float" office:value="85.4" calcext:value-type="float">
            <text:p>85.4</text:p>
          </table:table-cell>
          <table:table-cell table:formula="of:=([.N23]*100)/125" office:value-type="float" office:value="68.32" calcext:value-type="float">
            <text:p>68.32</text:p>
          </table:table-cell>
          <table:table-cell office:value-type="float" office:value="0.64921" calcext:value-type="float">
            <text:p>0.64921</text:p>
          </table:table-cell>
        </table:table-row>
        <table:table-row table:style-name="ro1">
          <table:table-cell office:value-type="string" calcext:value-type="string">
            <text:p><text:s/>retries=10,timeout=0.2 </text:p>
          </table:table-cell>
          <table:table-cell office:value-type="float" office:value="86" calcext:value-type="float">
            <text:p>86</text:p>
          </table:table-cell>
          <table:table-cell table:formula="of:=([.B24]*100)/100" office:value-type="float" office:value="86" calcext:value-type="float">
            <text:p>86</text:p>
          </table:table-cell>
          <table:table-cell office:value-type="float" office:value="0.12097" calcext:value-type="float">
            <text:p>0.12097</text:p>
          </table:table-cell>
          <table:table-cell office:value-type="float" office:value="89" calcext:value-type="float">
            <text:p>89</text:p>
          </table:table-cell>
          <table:table-cell table:formula="of:=([.E24]*100)/100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.73333" calcext:value-type="float">
            <text:p>3.73333</text:p>
          </table:table-cell>
          <table:table-cell table:formula="of:=([.H24]*100)/4" office:value-type="float" office:value="93.33325" calcext:value-type="float">
            <text:p>93.33325</text:p>
          </table:table-cell>
          <table:table-cell office:value-type="float" office:value="0.13495" calcext:value-type="float">
            <text:p>0.13495</text:p>
          </table:table-cell>
          <table:table-cell office:value-type="float" office:value="44.33333" calcext:value-type="float">
            <text:p>44.33333</text:p>
          </table:table-cell>
          <table:table-cell table:formula="of:=([.K24]*100)/50" office:value-type="float" office:value="88.66666" calcext:value-type="float">
            <text:p>88.66666</text:p>
          </table:table-cell>
          <table:table-cell office:value-type="float" office:value="0.08065" calcext:value-type="float">
            <text:p>0.08065</text:p>
          </table:table-cell>
          <table:table-cell office:value-type="float" office:value="98" calcext:value-type="float">
            <text:p>98</text:p>
          </table:table-cell>
          <table:table-cell table:formula="of:=([.N24]*100)/125" office:value-type="float" office:value="78.4" calcext:value-type="float">
            <text:p>78.4</text:p>
          </table:table-cell>
          <table:table-cell office:value-type="float" office:value="0.20953" calcext:value-type="float">
            <text:p>0.20953</text:p>
          </table:table-cell>
        </table:table-row>
        <table:table-row table:style-name="ro1">
          <table:table-cell office:value-type="string" calcext:value-type="string">
            <text:p><text:s/>retries=10,timeout=0.4 </text:p>
          </table:table-cell>
          <table:table-cell office:value-type="float" office:value="84" calcext:value-type="float">
            <text:p>84</text:p>
          </table:table-cell>
          <table:table-cell table:formula="of:=([.B25]*100)/100" office:value-type="float" office:value="84" calcext:value-type="float">
            <text:p>84</text:p>
          </table:table-cell>
          <table:table-cell office:value-type="float" office:value="0.17807" calcext:value-type="float">
            <text:p>0.17807</text:p>
          </table:table-cell>
          <table:table-cell office:value-type="float" office:value="88.93333" calcext:value-type="float">
            <text:p>88.93333</text:p>
          </table:table-cell>
          <table:table-cell table:formula="of:=([.E25]*100)/100" office:value-type="float" office:value="88.93333" calcext:value-type="float">
            <text:p>88.93333</text:p>
          </table:table-cell>
          <table:table-cell office:value-type="float" office:value="0.03374" calcext:value-type="float">
            <text:p>0.03374</text:p>
          </table:table-cell>
          <table:table-cell office:value-type="float" office:value="4" calcext:value-type="float">
            <text:p>4</text:p>
          </table:table-cell>
          <table:table-cell table:formula="of:=([.H25]*100)/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86667" calcext:value-type="float">
            <text:p>43.86667</text:p>
          </table:table-cell>
          <table:table-cell table:formula="of:=([.K25]*100)/50" office:value-type="float" office:value="87.73334" calcext:value-type="float">
            <text:p>87.73334</text:p>
          </table:table-cell>
          <table:table-cell office:value-type="float" office:value="0.06748" calcext:value-type="float">
            <text:p>0.06748</text:p>
          </table:table-cell>
          <table:table-cell office:value-type="float" office:value="94.86667" calcext:value-type="float">
            <text:p>94.86667</text:p>
          </table:table-cell>
          <table:table-cell table:formula="of:=([.N25]*100)/125" office:value-type="float" office:value="75.893336" calcext:value-type="float">
            <text:p>75.893336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string" calcext:value-type="string">
            <text:p><text:s/>retries=10,timeout=0.6 </text:p>
          </table:table-cell>
          <table:table-cell office:value-type="float" office:value="83.53333" calcext:value-type="float">
            <text:p>83.53333</text:p>
          </table:table-cell>
          <table:table-cell table:formula="of:=([.B26]*100)/100" office:value-type="float" office:value="83.53333" calcext:value-type="float">
            <text:p>83.53333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88.93333" calcext:value-type="float">
            <text:p>88.93333</text:p>
          </table:table-cell>
          <table:table-cell table:formula="of:=([.E26]*100)/100" office:value-type="float" office:value="88.93333" calcext:value-type="float">
            <text:p>88.93333</text:p>
          </table:table-cell>
          <table:table-cell office:value-type="float" office:value="0.07757" calcext:value-type="float">
            <text:p>0.07757</text:p>
          </table:table-cell>
          <table:table-cell office:value-type="float" office:value="4.33333" calcext:value-type="float">
            <text:p>4.33333</text:p>
          </table:table-cell>
          <table:table-cell table:formula="of:=([.H26]*100)/4" office:value-type="float" office:value="108.33325" calcext:value-type="float">
            <text:p>108.33325</text:p>
          </table:table-cell>
          <table:table-cell office:value-type="float" office:value="0.16869" calcext:value-type="float">
            <text:p>0.16869</text:p>
          </table:table-cell>
          <table:table-cell office:value-type="float" office:value="43.93333" calcext:value-type="float">
            <text:p>43.93333</text:p>
          </table:table-cell>
          <table:table-cell table:formula="of:=([.K26]*100)/50" office:value-type="float" office:value="87.86666" calcext:value-type="float">
            <text:p>87.86666</text:p>
          </table:table-cell>
          <table:table-cell office:value-type="float" office:value="0.07757" calcext:value-type="float">
            <text:p>0.07757</text:p>
          </table:table-cell>
          <table:table-cell office:value-type="float" office:value="91.2" calcext:value-type="float">
            <text:p>91.2</text:p>
          </table:table-cell>
          <table:table-cell table:formula="of:=([.N26]*100)/125" office:value-type="float" office:value="72.96" calcext:value-type="float">
            <text:p>72.96</text:p>
          </table:table-cell>
          <table:table-cell office:value-type="float" office:value="0.34642" calcext:value-type="float">
            <text:p>0.34642</text:p>
          </table:table-cell>
        </table:table-row>
        <table:table-row table:style-name="ro1">
          <table:table-cell office:value-type="string" calcext:value-type="string">
            <text:p><text:s/>retries=10,timeout=0.8 </text:p>
          </table:table-cell>
          <table:table-cell office:value-type="float" office:value="81.73333" calcext:value-type="float">
            <text:p>81.73333</text:p>
          </table:table-cell>
          <table:table-cell table:formula="of:=([.B27]*100)/100" office:value-type="float" office:value="81.73333" calcext:value-type="float">
            <text:p>81.73333</text:p>
          </table:table-cell>
          <table:table-cell office:value-type="float" office:value="0.24429" calcext:value-type="float">
            <text:p>0.24429</text:p>
          </table:table-cell>
          <table:table-cell office:value-type="float" office:value="89" calcext:value-type="float">
            <text:p>89</text:p>
          </table:table-cell>
          <table:table-cell table:formula="of:=([.E27]*100)/100" office:value-type="float" office:value="89" calcext:value-type="float">
            <text:p>89</text:p>
          </table:table-cell>
          <table:table-cell office:value-type="float" office:value="0.04939" calcext:value-type="float">
            <text:p>0.04939</text:p>
          </table:table-cell>
          <table:table-cell office:value-type="float" office:value="4" calcext:value-type="float">
            <text:p>4</text:p>
          </table:table-cell>
          <table:table-cell table:formula="of:=([.H27]*100)/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93333" calcext:value-type="float">
            <text:p>42.93333</text:p>
          </table:table-cell>
          <table:table-cell table:formula="of:=([.K27]*100)/50" office:value-type="float" office:value="85.86666" calcext:value-type="float">
            <text:p>85.86666</text:p>
          </table:table-cell>
          <table:table-cell office:value-type="float" office:value="0.10438" calcext:value-type="float">
            <text:p>0.10438</text:p>
          </table:table-cell>
          <table:table-cell office:value-type="float" office:value="91.86667" calcext:value-type="float">
            <text:p>91.86667</text:p>
          </table:table-cell>
          <table:table-cell table:formula="of:=([.N27]*100)/125" office:value-type="float" office:value="73.493336" calcext:value-type="float">
            <text:p>73.493336</text:p>
          </table:table-cell>
          <table:table-cell office:value-type="float" office:value="0.36914" calcext:value-type="float">
            <text:p>0.36914</text:p>
          </table:table-cell>
        </table:table-row>
        <table:table-row table:style-name="ro1">
          <table:table-cell office:value-type="string" calcext:value-type="string">
            <text:p><text:s/>retries=10,timeout=1 <text:s text:c="2"/></text:p>
          </table:table-cell>
          <table:table-cell office:value-type="float" office:value="77.6" calcext:value-type="float">
            <text:p>77.6</text:p>
          </table:table-cell>
          <table:table-cell table:formula="of:=([.B28]*100)/100" office:value-type="float" office:value="77.6" calcext:value-type="float">
            <text:p>77.6</text:p>
          </table:table-cell>
          <table:table-cell office:value-type="float" office:value="0.36892" calcext:value-type="float">
            <text:p>0.36892</text:p>
          </table:table-cell>
          <table:table-cell office:value-type="float" office:value="88.13333" calcext:value-type="float">
            <text:p>88.13333</text:p>
          </table:table-cell>
          <table:table-cell table:formula="of:=([.E28]*100)/100" office:value-type="float" office:value="88.13333" calcext:value-type="float">
            <text:p>88.13333</text:p>
          </table:table-cell>
          <table:table-cell office:value-type="float" office:value="0.13852" calcext:value-type="float">
            <text:p>0.13852</text:p>
          </table:table-cell>
          <table:table-cell office:value-type="float" office:value="4" calcext:value-type="float">
            <text:p>4</text:p>
          </table:table-cell>
          <table:table-cell table:formula="of:=([.H28]*100)/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table:formula="of:=([.K28]*100)/50" office:value-type="float" office:value="85.2" calcext:value-type="float">
            <text:p>85.2</text:p>
          </table:table-cell>
          <table:table-cell office:value-type="float" office:value="0.1623" calcext:value-type="float">
            <text:p>0.1623</text:p>
          </table:table-cell>
          <table:table-cell office:value-type="float" office:value="86" calcext:value-type="float">
            <text:p>86</text:p>
          </table:table-cell>
          <table:table-cell table:formula="of:=([.N28]*100)/125" office:value-type="float" office:value="68.8" calcext:value-type="float">
            <text:p>68.8</text:p>
          </table:table-cell>
          <table:table-cell office:value-type="float" office:value="0.57383" calcext:value-type="float">
            <text:p>0.5738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22:48:46.988747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6:57:44.390005358</meta:creation-date>
    <dc:date>2019-02-17T23:14:48.423466768</dc:date>
    <meta:editing-duration>PT37M19S</meta:editing-duration>
    <meta:editing-cycles>12</meta:editing-cycles>
    <meta:generator>LibreOffice/6.0.7.3$Linux_X86_64 LibreOffice_project/00m0$Build-3</meta:generator>
    <meta:document-statistic meta:table-count="1" meta:cell-count="453" meta:object-count="0"/>
  </office:meta>
</office:document-meta>
</file>